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none" fo:font-weight="normal" officeooo:rsid="0018d26c" officeooo:paragraph-rsid="000893b0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normal" officeooo:rsid="001b8d19" officeooo:paragraph-rsid="000893b0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normal" officeooo:rsid="00166e3d" officeooo:paragraph-rsid="000893b0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normal" officeooo:rsid="0016918d" officeooo:paragraph-rsid="000893b0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bold" officeooo:rsid="0018d26c" officeooo:paragraph-rsid="000893b0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bold" officeooo:rsid="00166e3d" officeooo:paragraph-rsid="000893b0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30f72" officeooo:paragraph-rsid="000893b0" style:font-weight-asian="bold" style:font-weight-complex="bold"/>
    </style:style>
    <style:style style:name="P8" style:family="paragraph" style:parent-style-name="Standard">
      <style:text-properties fo:font-weight="bold" officeooo:rsid="00130f72" officeooo:paragraph-rsid="000893b0" style:font-weight-asian="bold" style:font-weight-complex="bold"/>
    </style:style>
    <style:style style:name="P9" style:family="paragraph" style:parent-style-name="Standard">
      <style:text-properties fo:font-weight="bold" officeooo:rsid="001a3c90" officeooo:paragraph-rsid="000893b0" style:font-weight-asian="bold" style:font-weight-complex="bold"/>
    </style:style>
    <style:style style:name="P10" style:family="paragraph" style:parent-style-name="Standard">
      <style:text-properties officeooo:rsid="001a3c90" officeooo:paragraph-rsid="000893b0"/>
    </style:style>
    <style:style style:name="P11" style:family="paragraph" style:parent-style-name="Standard">
      <style:text-properties officeooo:rsid="001a798e" officeooo:paragraph-rsid="000893b0"/>
    </style:style>
    <style:style style:name="P1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1b8d19" officeooo:paragraph-rsid="000893b0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18d26c" officeooo:paragraph-rsid="000893b0" style:font-weight-asian="normal" style:font-weight-complex="normal"/>
    </style:style>
    <style:style style:name="P14" style:family="paragraph" style:parent-style-name="Standard">
      <style:text-properties officeooo:paragraph-rsid="000893b0"/>
    </style:style>
    <style:style style:name="P1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bold" officeooo:paragraph-rsid="000893b0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09d7f7" officeooo:paragraph-rsid="0009d7f7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09d7f7" officeooo:paragraph-rsid="0009d7f7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text-underline-style="none" fo:font-weight="normal" officeooo:rsid="0009d7f7" officeooo:paragraph-rsid="0009d7f7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text-underline-style="none" fo:font-weight="normal" officeooo:rsid="001b8d19" officeooo:paragraph-rsid="0009d7f7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text-underline-style="none" fo:font-weight="normal" officeooo:rsid="000a48c6" officeooo:paragraph-rsid="000a48c6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text-underline-style="none" fo:font-weight="normal" officeooo:rsid="0018d26c" officeooo:paragraph-rsid="000893b0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text-underline-style="none" fo:font-weight="bold" officeooo:rsid="00130f72" officeooo:paragraph-rsid="0009d7f7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text-underline-style="none" fo:font-weight="bold" officeooo:rsid="00166e3d" officeooo:paragraph-rsid="000893b0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text-underline-style="none" fo:font-weight="bold" officeooo:rsid="0018d26c" officeooo:paragraph-rsid="000893b0" style:font-weight-asian="bold" style:font-weight-complex="bold"/>
    </style:style>
    <style:style style:name="T1" style:family="text">
      <style:text-properties officeooo:rsid="00130f72"/>
    </style:style>
    <style:style style:name="T2" style:family="text">
      <style:text-properties officeooo:rsid="001bec9d"/>
    </style:style>
    <style:style style:name="T3" style:family="text">
      <style:text-properties officeooo:rsid="0016918d"/>
    </style:style>
    <style:style style:name="T4" style:family="text">
      <style:text-properties officeooo:rsid="001d1e43"/>
    </style:style>
    <style:style style:name="T5" style:family="text">
      <style:text-properties officeooo:rsid="0017dced"/>
    </style:style>
    <style:style style:name="T6" style:family="text">
      <style:text-properties officeooo:rsid="0009d7f7"/>
    </style:style>
    <style:style style:name="T7" style:family="text">
      <style:text-properties officeooo:rsid="000a48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ab/><text:tab/><text:tab/><text:tab/>ADVANCED SYSTEMS PROGRAMMING</text:p>
      <text:p text:style-name="P15"><text:tab/><text:tab/><text:tab/><text:tab/><text:tab/> <text:s text:c="5"/><text:span text:style-name="T1">ASSIGNMENT – 3</text:span></text:p>
      <text:p text:style-name="P14"/>
      <text:p text:style-name="P9">DETAILS:</text:p>
      <text:p text:style-name="P9"/>
      <text:p text:style-name="P10">Name : Sai Vishnu Teja Vempali</text:p>
      <text:p text:style-name="P10">UFID : 16141381</text:p>
      <text:p text:style-name="P11">email : <text:s/>vishnu24@ufl.edu</text:p>
      <text:p text:style-name="P14"/>
      <text:p text:style-name="P7">INTRODUCTION :</text:p>
      <text:p text:style-name="P7"/>
      <text:p text:style-name="P16">The assignment consists of three files. Two cpp files and one header file. </text:p>
      <text:p text:style-name="P16">* host.cpp</text:p>
      <text:p text:style-name="P16">* philosopher.cpp</text:p>
      <text:p text:style-name="P16">* sem.h</text:p>
      <text:p text:style-name="P16"/>
      <text:p text:style-name="P16">The assignment implements the solution to the Dining Philosopher's problem using shared memory for the philosophers. Here, each philosohper is a separate process and the inter-process communication between them is achieved using the PTHREAD_PROCESS_SHARED feature for mutex and condition variables and mma/munmap system calls. </text:p>
      <text:p text:style-name="P16"/>
      <text:p text:style-name="P22">IMPLEMENTATION:</text:p>
      <text:p text:style-name="P17"/>
      <text:p text:style-name="P17">Host:</text:p>
      <text:p text:style-name="P12"/>
      <text:p text:style-name="P18">The host.cpp file initializes the shared data structures for the N philosophers. It initializes four shared data structures. </text:p>
      <text:p text:style-name="P18">1. Shared semaphore data structure for the forks(N)</text:p>
      <text:p text:style-name="P18">2. Shared semaphore data structure for the barrier(1)</text:p>
      <text:p text:style-name="P18">3. Shared semaphore data structure for the state of each philosopher</text:p>
      <text:p text:style-name="P18">4. Shared semaphore data structure for all the philosophers together.</text:p>
      <text:p text:style-name="P18">It then creates the N philosophers using "execv" system call and sends necessary arguments for the philosopher.</text:p>
      <text:p text:style-name="P2"/>
      <text:p text:style-name="P17">Philosopher:</text:p>
      <text:p text:style-name="P2"/>
      <text:p text:style-name="P18">The philosopher.cpp implements a philosopher that sits a loop which executes M times(M is passed as an argument) and each time the philosopher prints its current state to the terminal.</text:p>
      <text:p text:style-name="P2"/>
      <text:p text:style-name="P17">Sem:</text:p>
      <text:p text:style-name="P2"/>
      <text:p text:style-name="P18">The sem.h header file consists of the shared data structures and their definitions. It also declares and defines all the functions that are used by these shared data structures. </text:p>
      <text:p text:style-name="P19"/>
      <text:p text:style-name="P18"/>
      <text:p text:style-name="P5">INPUT:</text:p>
      <text:p text:style-name="P1"/>
      <text:p text:style-name="P1">The input to the <text:span text:style-name="T6">host</text:span> program <text:span text:style-name="T6">is two integer values N(= No of philosophers) amd M(= No of times each philosopher should execute). These are passed as command line arguments.</text:span></text:p>
      <text:p text:style-name="P1"><text:soft-page-break/></text:p>
      <text:p text:style-name="P5">OUTPUT:</text:p>
      <text:p text:style-name="P5"/>
      <text:p text:style-name="P20">Each philosopher prints his current state on the terminal.</text:p>
      <text:p text:style-name="P6"/>
      <text:p text:style-name="P6">HOW TO RUN:</text:p>
      <text:p text:style-name="P3"/>
      <text:p text:style-name="P3">1. Download the zip file containing all the required files.</text:p>
      <text:p text:style-name="P3"/>
      <text:p text:style-name="P3">2. <text:span text:style-name="T3">Extract the files.</text:span></text:p>
      <text:p text:style-name="P3"/>
      <text:p text:style-name="P4">3. Copy the Assignment<text:span text:style-name="T7">3 </text:span>directory to a convenient location.</text:p>
      <text:p text:style-name="P4"/>
      <text:p text:style-name="P4">4. <text:span text:style-name="T5">Change directory to Assignment3 </text:span>In the command prompt:</text:p>
      <text:p text:style-name="P4"/>
      <text:p text:style-name="P4">&gt; <text:s/><text:span text:style-name="T5">cd Assignment3</text:span></text:p>
      <text:p text:style-name="P4"/>
      <text:p text:style-name="P1">&gt; make</text:p>
      <text:p text:style-name="P1"/>
      <text:p text:style-name="P1">&gt; ./<text:span text:style-name="T7">host No_of_philosophers No_of_times_philosopher_runs</text:span></text:p>
      <text:p text:style-name="P1"/>
      <text:p text:style-name="P1"><text:tab/><text:span text:style-name="T4">Sample : ./host 10 10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1T16:15:56.976377192</meta:creation-date>
    <dc:date>2016-02-21T16:29:09.256001259</dc:date>
    <meta:editing-duration>PT3M2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2" meta:paragraph-count="37" meta:word-count="308" meta:character-count="2024" meta:non-whitespace-character-count="1718"/>
  </office:meta>
</office:document-meta>
</file>